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4.43mm" svg:y="0.45mm">
            <draw:object draw:notify-on-update-of-ranges="Sheet1.A1:Sheet1.A515 Sheet1.C1:Sheet1.C515 Sheet1.B1:Sheet1.B5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6:58:08.582796703</meta:creation-date>
    <dc:date>2019-04-03T17:42:06.071341068</dc:date>
    <meta:editing-duration>PT21M14S</meta:editing-duration>
    <meta:editing-cycles>3</meta:editing-cycles>
    <meta:generator>LibreOffice/6.0.7.3$Linux_X86_64 LibreOffice_project/00m0$Build-3</meta:generator>
    <meta:document-statistic meta:table-count="1" meta:cell-count="13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98cm" svg:y="0.316cm" chart:style-name="ch2">
          <text:p>Boid Population vs Calculation Step</text:p>
        </chart:title>
        <chart:legend svg:x="9.063cm" svg:y="7.839cm" style:legend-expansion="custom" chartooo:width="6.583cm" chartooo:height="0.822cm" style:legend-expansion-aspect-ratio="8.00851581508516" chart:style-name="ch3"/>
        <chart:plot-area chart:style-name="ch4" table:cell-range-address="Sheet1.A1:Sheet1.C515" chart:data-source-has-labels="both" svg:x="1.331cm" svg:y="1.275cm" svg:width="14.349cm" svg:height="6.564cm">
          <chartooo:coordinate-region svg:x="1.952cm" svg:y="1.396cm" svg:width="13.728cm" svg:height="5.441cm"/>
          <chart:axis chart:dimension="x" chart:name="primary-x" chart:style-name="ch5" chartooo:axis-type="auto">
            <chartooo:date-scale/>
            <chart:title svg:x="5.201cm" svg:y="8.072cm" chart:style-name="ch6">
              <text:p>Step</text:p>
            </chart:title>
            <chart:categories table:cell-range-address="Sheet1.A1:Sheet1.A515"/>
          </chart:axis>
          <chart:axis chart:dimension="y" chart:name="primary-y" chart:style-name="ch7">
            <chart:title svg:x="0.451cm" svg:y="5.871cm" chart:style-name="ch8">
              <text:p>Living Population</text:p>
            </chart:title>
            <chart:grid chart:style-name="ch9" chart:class="major"/>
          </chart:axis>
          <chart:series chart:style-name="ch10" chart:values-cell-range-address="Sheet1.C1:Sheet1.C515" loext:label-string="&quot;Non-Swarming Boid Population&quot;" chart:class="chart:line">
            <chart:data-point chart:repeated="515"/>
          </chart:series>
          <chart:series chart:style-name="ch11" chart:values-cell-range-address="Sheet1.B1:Sheet1.B515" loext:label-string="&quot;Swarming Boid Population&quot;" chart:class="chart:line">
            <chart:data-point chart:repeated="5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-Swarming Boid Population</text:p>
              </table:table-cell>
              <table:table-cell office:value-type="string">
                <text:p>Swarming Boid Populatio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515</svg:desc>
                </draw:g>
              </table:table-cell>
              <table:table-cell office:value-type="float" office:value="40">
                <text:p>40</text:p>
                <draw:g>
                  <svg:desc>Sheet1.C1:Sheet1.C515</svg:desc>
                </draw:g>
              </table:table-cell>
              <table:table-cell office:value-type="float" office:value="40">
                <text:p>40</text:p>
                <draw:g>
                  <svg:desc>Sheet1.B1:Sheet1.B5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